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299.02mm" svg:height="170.26mm" svg:x="45.81mm" svg:y="898.86mm">
            <draw:object draw:notify-on-update-of-ranges="out.L4:out.L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Linux</text:p>
          </table:table-cell>
          <table:table-cell office:value-type="string" calcext:value-type="string">
            <text:p>4.16.6-1-ARCH</text:p>
          </table:table-cell>
          <table:table-cell office:value-type="string" calcext:value-type="string">
            <text:p>(ro-n0745)</text:p>
          </table:table-cell>
          <table:table-cell table:style-name="ce1" office:value-type="string" calcext:value-type="string">
            <text:p>07.06.2018</text:p>
          </table:table-cell>
          <table:table-cell office:value-type="string" calcext:value-type="string">
            <text:p>_x86_64_</text:p>
          </table:table-cell>
          <table:table-cell office:value-type="string" calcext:value-type="string">
            <text:p>(4</text:p>
          </table:table-cell>
          <table:table-cell office:value-type="string" calcext:value-type="string">
            <text:p>CPU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14:27:34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 office:value-type="string" calcext:value-type="string">
            <text:p>%guest</text:p>
          </table:table-cell>
          <table:table-cell office:value-type="string" calcext:value-type="string">
            <text:p>%wait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:27:3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3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3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3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3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4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7:5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0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1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2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3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4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8:5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0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1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2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3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4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29:5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0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1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2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3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4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7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8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0:5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0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2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3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4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5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14:31:06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Średnia: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ytho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4:34:14.818673281</dc:date>
    <meta:editing-duration>PT2M55S</meta:editing-duration>
    <meta:editing-cycles>1</meta:editing-cycles>
    <meta:document-statistic meta:table-count="1" meta:cell-count="3212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903cm" svg:height="17.027cm" xlink:href=".." xlink:type="simple" chart:class="chart:scatter" chart:style-name="ch1">
        <chart:plot-area chart:style-name="ch2" table:cell-range-address="out.L4:out.L215" svg:x="0.598cm" svg:y="0.34cm" svg:width="28.707cm" svg:height="16.347cm">
          <chartooo:coordinate-region svg:x="1.219cm" svg:y="0.54cm" svg:width="27.806cm" svg:height="15.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L4:out.L215" chart:class="chart:scatter">
            <chart:data-point chart:repeated="2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L4:out.L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